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article Swarm Analys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&lt;particles&gt; &lt;time&gt; 0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Time\Particl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/>
          <table:table-cell table:number-columns-repeated="101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office:value-type="float" office:value="0.001525092" calcext:value-type="float">
            <text:p>0.001525092</text:p>
          </table:table-cell>
          <table:table-cell office:value-type="float" office:value="0.002092035" calcext:value-type="float">
            <text:p>0.002092035</text:p>
          </table:table-cell>
          <table:table-cell office:value-type="float" office:value="0.004896041" calcext:value-type="float">
            <text:p>0.004896041</text:p>
          </table:table-cell>
          <table:table-cell office:value-type="float" office:value="0.003600818" calcext:value-type="float">
            <text:p>0.003600818</text:p>
          </table:table-cell>
          <table:table-cell office:value-type="float" office:value="0.007816451" calcext:value-type="float">
            <text:p>0.007816451</text:p>
          </table:table-cell>
          <table:table-cell office:value-type="float" office:value="0.015475326" calcext:value-type="float">
            <text:p>0.015475326</text:p>
          </table:table-cell>
          <table:table-cell office:value-type="float" office:value="0.031482079" calcext:value-type="float">
            <text:p>0.03148207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office:value-type="float" office:value="0.003181227" calcext:value-type="float">
            <text:p>0.003181227</text:p>
          </table:table-cell>
          <table:table-cell office:value-type="float" office:value="0.003929021" calcext:value-type="float">
            <text:p>0.003929021</text:p>
          </table:table-cell>
          <table:table-cell office:value-type="float" office:value="0.00767979" calcext:value-type="float">
            <text:p>0.00767979</text:p>
          </table:table-cell>
          <table:table-cell office:value-type="float" office:value="0.011089439" calcext:value-type="float">
            <text:p>0.011089439</text:p>
          </table:table-cell>
          <table:table-cell office:value-type="float" office:value="0.016985377" calcext:value-type="float">
            <text:p>0.016985377</text:p>
          </table:table-cell>
          <table:table-cell office:value-type="float" office:value="0.035058214" calcext:value-type="float">
            <text:p>0.035058214</text:p>
          </table:table-cell>
          <table:table-cell office:value-type="float" office:value="0.072275683" calcext:value-type="float">
            <text:p>0.07227568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office:value-type="float" office:value="0.003335429" calcext:value-type="float">
            <text:p>0.003335429</text:p>
          </table:table-cell>
          <table:table-cell office:value-type="float" office:value="0.007959648" calcext:value-type="float">
            <text:p>0.007959648</text:p>
          </table:table-cell>
          <table:table-cell office:value-type="float" office:value="0.010121552" calcext:value-type="float">
            <text:p>0.010121552</text:p>
          </table:table-cell>
          <table:table-cell office:value-type="float" office:value="0.012863808" calcext:value-type="float">
            <text:p>0.012863808</text:p>
          </table:table-cell>
          <table:table-cell office:value-type="float" office:value="0.025985655" calcext:value-type="float">
            <text:p>0.025985655</text:p>
          </table:table-cell>
          <table:table-cell office:value-type="float" office:value="0.052672959" calcext:value-type="float">
            <text:p>0.052672959</text:p>
          </table:table-cell>
          <table:table-cell office:value-type="float" office:value="0.106847323" calcext:value-type="float">
            <text:p>0.10684732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office:value-type="float" office:value="0.004315482" calcext:value-type="float">
            <text:p>0.004315482</text:p>
          </table:table-cell>
          <table:table-cell office:value-type="float" office:value="0.00940513" calcext:value-type="float">
            <text:p>0.00940513</text:p>
          </table:table-cell>
          <table:table-cell office:value-type="float" office:value="0.013986149" calcext:value-type="float">
            <text:p>0.013986149</text:p>
          </table:table-cell>
          <table:table-cell office:value-type="float" office:value="0.019301199" calcext:value-type="float">
            <text:p>0.019301199</text:p>
          </table:table-cell>
          <table:table-cell office:value-type="float" office:value="0.033705125" calcext:value-type="float">
            <text:p>0.033705125</text:p>
          </table:table-cell>
          <table:table-cell office:value-type="float" office:value="0.069635584" calcext:value-type="float">
            <text:p>0.069635584</text:p>
          </table:table-cell>
          <table:table-cell office:value-type="float" office:value="0.137983259" calcext:value-type="float">
            <text:p>0.13798325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" calcext:value-type="float">
            <text:p>500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0.011266931" calcext:value-type="float">
            <text:p>0.011266931</text:p>
          </table:table-cell>
          <table:table-cell office:value-type="float" office:value="0.013498542" calcext:value-type="float">
            <text:p>0.013498542</text:p>
          </table:table-cell>
          <table:table-cell office:value-type="float" office:value="0.024201485" calcext:value-type="float">
            <text:p>0.024201485</text:p>
          </table:table-cell>
          <table:table-cell office:value-type="float" office:value="0.044052403" calcext:value-type="float">
            <text:p>0.044052403</text:p>
          </table:table-cell>
          <table:table-cell office:value-type="float" office:value="0.086499182" calcext:value-type="float">
            <text:p>0.086499182</text:p>
          </table:table-cell>
          <table:table-cell office:value-type="float" office:value="0.175688275" calcext:value-type="float">
            <text:p>0.17568827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" calcext:value-type="float">
            <text:p>600</text:p>
          </table:table-cell>
          <table:table-cell office:value-type="float" office:value="0.006604283" calcext:value-type="float">
            <text:p>0.006604283</text:p>
          </table:table-cell>
          <table:table-cell office:value-type="float" office:value="0.009892551" calcext:value-type="float">
            <text:p>0.009892551</text:p>
          </table:table-cell>
          <table:table-cell office:value-type="float" office:value="0.012767559" calcext:value-type="float">
            <text:p>0.012767559</text:p>
          </table:table-cell>
          <table:table-cell office:value-type="float" office:value="0.025447962" calcext:value-type="float">
            <text:p>0.025447962</text:p>
          </table:table-cell>
          <table:table-cell office:value-type="float" office:value="0.052208572" calcext:value-type="float">
            <text:p>0.052208572</text:p>
          </table:table-cell>
          <table:table-cell office:value-type="float" office:value="0.106855518" calcext:value-type="float">
            <text:p>0.106855518</text:p>
          </table:table-cell>
          <table:table-cell office:value-type="float" office:value="0.211810757" calcext:value-type="float">
            <text:p>0.2118107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office:value-type="float" office:value="0.007456061" calcext:value-type="float">
            <text:p>0.007456061</text:p>
          </table:table-cell>
          <table:table-cell office:value-type="float" office:value="0.010847709" calcext:value-type="float">
            <text:p>0.010847709</text:p>
          </table:table-cell>
          <table:table-cell office:value-type="float" office:value="0.014970767" calcext:value-type="float">
            <text:p>0.014970767</text:p>
          </table:table-cell>
          <table:table-cell office:value-type="float" office:value="0.030382983" calcext:value-type="float">
            <text:p>0.030382983</text:p>
          </table:table-cell>
          <table:table-cell office:value-type="float" office:value="0.060191007" calcext:value-type="float">
            <text:p>0.060191007</text:p>
          </table:table-cell>
          <table:table-cell office:value-type="float" office:value="0.12178414" calcext:value-type="float">
            <text:p>0.12178414</text:p>
          </table:table-cell>
          <table:table-cell office:value-type="float" office:value="0.256039327" calcext:value-type="float">
            <text:p>0.25603932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" calcext:value-type="float">
            <text:p>800</text:p>
          </table:table-cell>
          <table:table-cell office:value-type="float" office:value="0.008086297" calcext:value-type="float">
            <text:p>0.008086297</text:p>
          </table:table-cell>
          <table:table-cell office:value-type="float" office:value="0.011662067" calcext:value-type="float">
            <text:p>0.011662067</text:p>
          </table:table-cell>
          <table:table-cell office:value-type="float" office:value="0.016909666" calcext:value-type="float">
            <text:p>0.016909666</text:p>
          </table:table-cell>
          <table:table-cell office:value-type="float" office:value="0.034678905" calcext:value-type="float">
            <text:p>0.034678905</text:p>
          </table:table-cell>
          <table:table-cell office:value-type="float" office:value="0.070922916" calcext:value-type="float">
            <text:p>0.070922916</text:p>
          </table:table-cell>
          <table:table-cell office:value-type="float" office:value="0.138659909" calcext:value-type="float">
            <text:p>0.138659909</text:p>
          </table:table-cell>
          <table:table-cell office:value-type="float" office:value="0.282673378" calcext:value-type="float">
            <text:p>0.28267337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" calcext:value-type="float">
            <text:p>900</text:p>
          </table:table-cell>
          <table:table-cell office:value-type="float" office:value="0.008677691" calcext:value-type="float">
            <text:p>0.008677691</text:p>
          </table:table-cell>
          <table:table-cell office:value-type="float" office:value="0.013700189" calcext:value-type="float">
            <text:p>0.013700189</text:p>
          </table:table-cell>
          <table:table-cell office:value-type="float" office:value="0.019526531" calcext:value-type="float">
            <text:p>0.019526531</text:p>
          </table:table-cell>
          <table:table-cell office:value-type="float" office:value="0.039545608" calcext:value-type="float">
            <text:p>0.039545608</text:p>
          </table:table-cell>
          <table:table-cell office:value-type="float" office:value="0.080234893" calcext:value-type="float">
            <text:p>0.080234893</text:p>
          </table:table-cell>
          <table:table-cell office:value-type="float" office:value="0.162171339" calcext:value-type="float">
            <text:p>0.162171339</text:p>
          </table:table-cell>
          <table:table-cell office:value-type="float" office:value="0.327335508" calcext:value-type="float">
            <text:p>0.32733550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office:value-type="float" office:value="0.011246124" calcext:value-type="float">
            <text:p>0.011246124</text:p>
          </table:table-cell>
          <table:table-cell office:value-type="float" office:value="0.014525734" calcext:value-type="float">
            <text:p>0.014525734</text:p>
          </table:table-cell>
          <table:table-cell office:value-type="float" office:value="0.020790453" calcext:value-type="float">
            <text:p>0.020790453</text:p>
          </table:table-cell>
          <table:table-cell office:value-type="float" office:value="0.043787726" calcext:value-type="float">
            <text:p>0.043787726</text:p>
          </table:table-cell>
          <table:table-cell office:value-type="float" office:value="0.088448367" calcext:value-type="float">
            <text:p>0.088448367</text:p>
          </table:table-cell>
          <table:table-cell office:value-type="float" office:value="0.178548746" calcext:value-type="float">
            <text:p>0.178548746</text:p>
          </table:table-cell>
          <table:table-cell office:value-type="float" office:value="0.362310547" calcext:value-type="float">
            <text:p>0.362310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office:value-type="float" office:value="0.011853322" calcext:value-type="float">
            <text:p>0.011853322</text:p>
          </table:table-cell>
          <table:table-cell office:value-type="float" office:value="0.02164728" calcext:value-type="float">
            <text:p>0.02164728</text:p>
          </table:table-cell>
          <table:table-cell office:value-type="float" office:value="0.035113085" calcext:value-type="float">
            <text:p>0.035113085</text:p>
          </table:table-cell>
          <table:table-cell office:value-type="float" office:value="0.070069231" calcext:value-type="float">
            <text:p>0.070069231</text:p>
          </table:table-cell>
          <table:table-cell office:value-type="float" office:value="0.134175756" calcext:value-type="float">
            <text:p>0.134175756</text:p>
          </table:table-cell>
          <table:table-cell office:value-type="float" office:value="0.273428926" calcext:value-type="float">
            <text:p>0.273428926</text:p>
          </table:table-cell>
          <table:table-cell office:value-type="float" office:value="0.539805758" calcext:value-type="float">
            <text:p>0.5398057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office:value-type="float" office:value="0.012891225" calcext:value-type="float">
            <text:p>0.012891225</text:p>
          </table:table-cell>
          <table:table-cell office:value-type="float" office:value="0.021476956" calcext:value-type="float">
            <text:p>0.021476956</text:p>
          </table:table-cell>
          <table:table-cell office:value-type="float" office:value="0.043892609" calcext:value-type="float">
            <text:p>0.043892609</text:p>
          </table:table-cell>
          <table:table-cell office:value-type="float" office:value="0.09048948" calcext:value-type="float">
            <text:p>0.09048948</text:p>
          </table:table-cell>
          <table:table-cell office:value-type="float" office:value="0.180107536" calcext:value-type="float">
            <text:p>0.180107536</text:p>
          </table:table-cell>
          <table:table-cell office:value-type="float" office:value="0.364247404" calcext:value-type="float">
            <text:p>0.364247404</text:p>
          </table:table-cell>
          <table:table-cell office:value-type="float" office:value="0.743472489" calcext:value-type="float">
            <text:p>0.74347248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office:value-type="float" office:value="0.013348182" calcext:value-type="float">
            <text:p>0.013348182</text:p>
          </table:table-cell>
          <table:table-cell office:value-type="float" office:value="0.0273328" calcext:value-type="float">
            <text:p>0.0273328</text:p>
          </table:table-cell>
          <table:table-cell office:value-type="float" office:value="0.055935474" calcext:value-type="float">
            <text:p>0.055935474</text:p>
          </table:table-cell>
          <table:table-cell office:value-type="float" office:value="0.115726892" calcext:value-type="float">
            <text:p>0.115726892</text:p>
          </table:table-cell>
          <table:table-cell office:value-type="float" office:value="0.229094261" calcext:value-type="float">
            <text:p>0.229094261</text:p>
          </table:table-cell>
          <table:table-cell office:value-type="float" office:value="0.470405393" calcext:value-type="float">
            <text:p>0.470405393</text:p>
          </table:table-cell>
          <table:table-cell office:value-type="float" office:value="0.936441931" calcext:value-type="float">
            <text:p>0.93644193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office:value-type="float" office:value="0.016587349" calcext:value-type="float">
            <text:p>0.016587349</text:p>
          </table:table-cell>
          <table:table-cell office:value-type="float" office:value="0.034555531" calcext:value-type="float">
            <text:p>0.034555531</text:p>
          </table:table-cell>
          <table:table-cell office:value-type="float" office:value="0.068970889" calcext:value-type="float">
            <text:p>0.068970889</text:p>
          </table:table-cell>
          <table:table-cell office:value-type="float" office:value="0.139162541" calcext:value-type="float">
            <text:p>0.139162541</text:p>
          </table:table-cell>
          <table:table-cell office:value-type="float" office:value="0.284604613" calcext:value-type="float">
            <text:p>0.284604613</text:p>
          </table:table-cell>
          <table:table-cell office:value-type="float" office:value="0.594413891" calcext:value-type="float">
            <text:p>0.594413891</text:p>
          </table:table-cell>
          <table:table-cell office:value-type="float" office:value="1.170282521" calcext:value-type="float">
            <text:p>1.1702825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office:value-type="float" office:value="0.024164408" calcext:value-type="float">
            <text:p>0.024164408</text:p>
          </table:table-cell>
          <table:table-cell office:value-type="float" office:value="0.04769221" calcext:value-type="float">
            <text:p>0.04769221</text:p>
          </table:table-cell>
          <table:table-cell office:value-type="float" office:value="0.100181673" calcext:value-type="float">
            <text:p>0.100181673</text:p>
          </table:table-cell>
          <table:table-cell office:value-type="float" office:value="0.194147508" calcext:value-type="float">
            <text:p>0.194147508</text:p>
          </table:table-cell>
          <table:table-cell office:value-type="float" office:value="0.387984818" calcext:value-type="float">
            <text:p>0.387984818</text:p>
          </table:table-cell>
          <table:table-cell office:value-type="float" office:value="0.789295318" calcext:value-type="float">
            <text:p>0.789295318</text:p>
          </table:table-cell>
          <table:table-cell office:value-type="float" office:value="1.624611769" calcext:value-type="float">
            <text:p>1.62461176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office:value-type="float" office:value="0.030267184" calcext:value-type="float">
            <text:p>0.030267184</text:p>
          </table:table-cell>
          <table:table-cell office:value-type="float" office:value="0.061350414" calcext:value-type="float">
            <text:p>0.061350414</text:p>
          </table:table-cell>
          <table:table-cell office:value-type="float" office:value="0.124616419" calcext:value-type="float">
            <text:p>0.124616419</text:p>
          </table:table-cell>
          <table:table-cell office:value-type="float" office:value="0.248687834" calcext:value-type="float">
            <text:p>0.248687834</text:p>
          </table:table-cell>
          <table:table-cell office:value-type="float" office:value="0.496541901" calcext:value-type="float">
            <text:p>0.496541901</text:p>
          </table:table-cell>
          <table:table-cell office:value-type="float" office:value="1.012014058" calcext:value-type="float">
            <text:p>1.012014058</text:p>
          </table:table-cell>
          <table:table-cell office:value-type="float" office:value="2.067232547" calcext:value-type="float">
            <text:p>2.067232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office:value-type="float" office:value="0.037059598" calcext:value-type="float">
            <text:p>0.037059598</text:p>
          </table:table-cell>
          <table:table-cell office:value-type="float" office:value="0.073743722" calcext:value-type="float">
            <text:p>0.073743722</text:p>
          </table:table-cell>
          <table:table-cell office:value-type="float" office:value="0.153448497" calcext:value-type="float">
            <text:p>0.153448497</text:p>
          </table:table-cell>
          <table:table-cell office:value-type="float" office:value="0.312848384" calcext:value-type="float">
            <text:p>0.312848384</text:p>
          </table:table-cell>
          <table:table-cell office:value-type="float" office:value="0.62809577" calcext:value-type="float">
            <text:p>0.62809577</text:p>
          </table:table-cell>
          <table:table-cell office:value-type="float" office:value="1.254110024" calcext:value-type="float">
            <text:p>1.254110024</text:p>
          </table:table-cell>
          <table:table-cell office:value-type="float" office:value="2.542149121" calcext:value-type="float">
            <text:p>2.5421491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office:value-type="float" office:value="0.040350289" calcext:value-type="float">
            <text:p>0.040350289</text:p>
          </table:table-cell>
          <table:table-cell office:value-type="float" office:value="0.090626272" calcext:value-type="float">
            <text:p>0.090626272</text:p>
          </table:table-cell>
          <table:table-cell office:value-type="float" office:value="0.178998801" calcext:value-type="float">
            <text:p>0.178998801</text:p>
          </table:table-cell>
          <table:table-cell office:value-type="float" office:value="0.375778106" calcext:value-type="float">
            <text:p>0.375778106</text:p>
          </table:table-cell>
          <table:table-cell office:value-type="float" office:value="0.74080619" calcext:value-type="float">
            <text:p>0.74080619</text:p>
          </table:table-cell>
          <table:table-cell office:value-type="float" office:value="1.532354531" calcext:value-type="float">
            <text:p>1.532354531</text:p>
          </table:table-cell>
          <table:table-cell office:value-type="float" office:value="2.998441988" calcext:value-type="float">
            <text:p>2.99844198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office:value-type="float" office:value="0.051442391" calcext:value-type="float">
            <text:p>0.051442391</text:p>
          </table:table-cell>
          <table:table-cell office:value-type="float" office:value="0.107466099" calcext:value-type="float">
            <text:p>0.107466099</text:p>
          </table:table-cell>
          <table:table-cell office:value-type="float" office:value="0.215350868" calcext:value-type="float">
            <text:p>0.215350868</text:p>
          </table:table-cell>
          <table:table-cell office:value-type="float" office:value="0.431254144" calcext:value-type="float">
            <text:p>0.431254144</text:p>
          </table:table-cell>
          <table:table-cell office:value-type="float" office:value="0.850480901" calcext:value-type="float">
            <text:p>0.850480901</text:p>
          </table:table-cell>
          <table:table-cell office:value-type="float" office:value="1.740462941" calcext:value-type="float">
            <text:p>1.740462941</text:p>
          </table:table-cell>
          <table:table-cell office:value-type="float" office:value="3.49355258" calcext:value-type="float">
            <text:p>3.493552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office:value-type="float" office:value="0.058168557" calcext:value-type="float">
            <text:p>0.058168557</text:p>
          </table:table-cell>
          <table:table-cell office:value-type="float" office:value="0.124869819" calcext:value-type="float">
            <text:p>0.124869819</text:p>
          </table:table-cell>
          <table:table-cell office:value-type="float" office:value="0.247590926" calcext:value-type="float">
            <text:p>0.247590926</text:p>
          </table:table-cell>
          <table:table-cell office:value-type="float" office:value="0.486820535" calcext:value-type="float">
            <text:p>0.486820535</text:p>
          </table:table-cell>
          <table:table-cell office:value-type="float" office:value="0.998036938" calcext:value-type="float">
            <text:p>0.998036938</text:p>
          </table:table-cell>
          <table:table-cell office:value-type="float" office:value="1.985336671" calcext:value-type="float">
            <text:p>1.985336671</text:p>
          </table:table-cell>
          <table:table-cell office:value-type="float" office:value="4.081820124" calcext:value-type="float">
            <text:p>4.08182012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office:value-type="float" office:value="0.065536929" calcext:value-type="float">
            <text:p>0.065536929</text:p>
          </table:table-cell>
          <table:table-cell office:value-type="float" office:value="0.138624659" calcext:value-type="float">
            <text:p>0.138624659</text:p>
          </table:table-cell>
          <table:table-cell office:value-type="float" office:value="0.2752176" calcext:value-type="float">
            <text:p>0.2752176</text:p>
          </table:table-cell>
          <table:table-cell office:value-type="float" office:value="0.557647306" calcext:value-type="float">
            <text:p>0.557647306</text:p>
          </table:table-cell>
          <table:table-cell office:value-type="float" office:value="1.115567837" calcext:value-type="float">
            <text:p>1.115567837</text:p>
          </table:table-cell>
          <table:table-cell office:value-type="float" office:value="2.403828746" calcext:value-type="float">
            <text:p>2.403828746</text:p>
          </table:table-cell>
          <table:table-cell office:value-type="float" office:value="5.074573988" calcext:value-type="float">
            <text:p>5.074573988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./swarmS 0.5 0.5 0.1 32 3000 &lt;cores&gt; 0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chedule\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33:01.810461082</meta:creation-date>
    <dc:date>2018-08-31T21:31:05.768106983</dc:date>
    <meta:editing-duration>PT7M39S</meta:editing-duration>
    <meta:editing-cycles>1</meta:editing-cycles>
    <meta:document-statistic meta:table-count="1" meta:cell-count="188" meta:object-count="0"/>
    <meta:generator>LibreOffice/5.1.6.2$Linux_X86_64 LibreOffice_project/10m0$Build-2</meta:generator>
  </office:meta>
</office:document-meta>
</file>